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1.706cm" fo:min-width="0.889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1.707cm" fo:min-width="0.889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4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6cm" fo:min-width="0.355cm" style:writing-mode="lr-tb"/>
      <style:paragraph-properties style:writing-mode="lr-tb"/>
    </style:style>
    <style:style style:name="gr5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6cm" fo:min-width="0.354cm" style:writing-mode="lr-tb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="solid" draw:fill-color="#bf819e" loext:fill-use-slide-background="false" draw:textarea-horizontal-align="justify" draw:textarea-vertical-align="middle" draw:auto-grow-height="false" fo:min-height="2.846cm" fo:min-width="0.79cm" style:writing-mode="lr-tb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9" style:family="graphic" style:parent-style-name="standard">
      <style:graphic-properties svg:stroke-color="#000000" draw:fill="solid" draw:fill-color="#ff860d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6d6d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ff6d6d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f819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5983b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860d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9pt" style:font-size-complex="9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 Page" draw:style-name="dp1" draw:master-page-name="Standard">
        <draw:custom-shape draw:style-name="gr1" draw:text-style-name="P2" draw:layer="layout" svg:width="1.389cm" svg:height="11.956cm" svg:x="0.546cm" svg:y="6.953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2.159cm" svg:y="6.94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3.757cm" svg:y="6.947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5.366cm" svg:y="6.942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6.904cm" svg:y="6.945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89cm" svg:height="11.957cm" svg:x="10.076cm" svg:y="6.936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1.646cm" svg:y="6.909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8.506cm" svg:y="6.96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3.286cm" svg:y="6.909cm">
          <text:p text:style-name="P1"><text:span text:style-name="T1">20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8cm" svg:height="0.847cm" svg:x="0.637cm" svg:y="3.157cm">
          <text:p text:style-name="P3"><text:span text:style-name="T2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5.478cm">
          <text:p text:style-name="P3"><text:span text:style-name="T2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4.331cm">
          <text:p text:style-name="P3"><text:span text:style-name="T2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0.629cm" svg:y="1.704cm">
          <text:p text:style-name="P5"><text:span text:style-name="T3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2.225cm" svg:y="3.175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5.496cm">
          <text:p text:style-name="P3"><text:span text:style-name="T2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4.349cm">
          <text:p text:style-name="P3"><text:span text:style-name="T2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2.2cm" svg:y="1.724cm">
          <text:p text:style-name="P5"><text:span text:style-name="T3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3.83cm" svg:y="3.192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5.513cm">
          <text:p text:style-name="P3"><text:span text:style-name="T2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4.366cm">
          <text:p text:style-name="P3"><text:span text:style-name="T2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08cm" svg:height="1.202cm" svg:x="3.806cm" svg:y="1.723cm">
          <text:p text:style-name="P5"><text:span text:style-name="T3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5.47cm" svg:y="3.192cm">
          <text:p text:style-name="P3"><text:span text:style-name="T2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5.513cm">
          <text:p text:style-name="P3"><text:span text:style-name="T2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4.366cm">
          <text:p text:style-name="P3"><text:span text:style-name="T2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5.489cm" svg:y="1.762cm">
          <text:p text:style-name="P5"><text:span text:style-name="T3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7.022cm" svg:y="3.21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5.531cm">
          <text:p text:style-name="P3"><text:span text:style-name="T2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4.384cm">
          <text:p text:style-name="P3"><text:span text:style-name="T2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6.984cm" svg:y="1.744cm">
          <text:p text:style-name="P5"><text:span text:style-name="T3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8.61cm" svg:y="3.192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5.513cm">
          <text:p text:style-name="P3"><text:span text:style-name="T2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4.366cm">
          <text:p text:style-name="P3"><text:span text:style-name="T2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8.592cm" svg:y="1.743cm">
          <text:p text:style-name="P5"><text:span text:style-name="T3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0.145cm" svg:y="3.193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5.514cm">
          <text:p text:style-name="P3"><text:span text:style-name="T2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4.367cm">
          <text:p text:style-name="P3"><text:span text:style-name="T2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0.126cm" svg:y="1.744cm">
          <text:p text:style-name="P5"><text:span text:style-name="T3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1.767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5.531cm">
          <text:p text:style-name="P3"><text:span text:style-name="T2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4.384cm">
          <text:p text:style-name="P3"><text:span text:style-name="T2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1.77cm" svg:y="1.763cm">
          <text:p text:style-name="P5"><text:span text:style-name="T3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0.638cm" svg:y="3.157cm">
          <text:p text:style-name="P3"><text:span text:style-name="T2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26cm" svg:y="3.175cm">
          <text:p text:style-name="P3"><text:span text:style-name="T2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831cm" svg:y="3.192cm">
          <text:p text:style-name="P3"><text:span text:style-name="T2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71cm" svg:y="3.192cm">
          <text:p text:style-name="P3"><text:span text:style-name="T2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23cm" svg:y="3.21cm">
          <text:p text:style-name="P3"><text:span text:style-name="T2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611cm" svg:y="3.192cm">
          <text:p text:style-name="P3"><text:span text:style-name="T2">4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46cm" svg:y="3.193cm">
          <text:p text:style-name="P3"><text:span text:style-name="T2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8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3cm" svg:y="19.433cm">
          <text:p text:style-name="P3"><text:span text:style-name="T2">10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5cm" svg:y="19.393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77cm" svg:y="19.39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17cm" svg:y="19.41cm">
          <text:p text:style-name="P3"><text:span text:style-name="T2">10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09cm" svg:y="19.389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6cm" svg:y="19.371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11cm" svg:y="19.371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4cm" svg:y="19.388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3.455cm" svg:y="19.388cm">
          <text:p text:style-name="P3"><text:span text:style-name="T2">109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527cm" svg:height="0.47cm" svg:x="12.794cm" svg:y="8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8" draw:layer="layout" svg:width="1.428cm" svg:height="3.234cm" svg:x="13.267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72cm" svg:y="17.917cm">
          <text:p text:style-name="P3">22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9cm" svg:y="3.21cm">
          <text:p text:style-name="P3"><text:span text:style-name="T2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7cm" svg:y="17.912cm">
          <text:p text:style-name="P3">2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37cm" svg:y="16.445cm">
          <text:p text:style-name="P3">3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49cm" svg:y="16.474cm">
          <text:p text:style-name="P3">3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2cm" svg:y="15.018cm">
          <text:p text:style-name="P3">4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15cm" svg:y="15.033cm">
          <text:p text:style-name="P3">4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18cm" svg:height="0.847cm" svg:x="17.98cm" svg:y="19.378cm">
          <text:p text:style-name="P3">B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18cm" svg:height="0.847cm" svg:x="16.007cm" svg:y="19.393cm">
          <text:p text:style-name="P3">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8.042cm" svg:y="1.804cm">
          <text:p text:style-name="P5"><text:span text:style-name="T4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6.004cm" svg:y="1.825cm">
          <text:p text:style-name="P5"><text:span text:style-name="T4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65cm" svg:y="4.294cm">
          <text:p text:style-name="P5"><text:span text:style-name="T4">X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4.295cm">
          <text:p text:style-name="P5"><text:span text:style-name="T4">X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4cm" svg:y="6.902cm">
          <text:p text:style-name="P5"><text:span text:style-name="T4">X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6.942cm">
          <text:p text:style-name="P5"><text:span text:style-name="T4">X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5cm" svg:y="9.059cm">
          <text:p text:style-name="P5"><text:span text:style-name="T4">X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7.945cm" svg:y="9.021cm">
          <text:p text:style-name="P5"><text:span text:style-name="T4">X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 Page" draw:style-name="dp1" draw:master-page-name="Standard">
        <draw:custom-shape draw:style-name="gr1" draw:text-style-name="P2" draw:layer="layout" svg:width="1.389cm" svg:height="11.956cm" svg:x="0.546cm" svg:y="6.953cm">
          <text:p text:style-name="P1"><text:span text:style-name="T1">2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2.159cm" svg:y="6.948cm">
          <text:p text:style-name="P1"><text:span text:style-name="T1">2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3.757cm" svg:y="6.947cm">
          <text:p text:style-name="P1"><text:span text:style-name="T1">2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5.366cm" svg:y="6.942cm">
          <text:p text:style-name="P1"><text:span text:style-name="T1">2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6.904cm" svg:y="6.945cm">
          <text:p text:style-name="P1"><text:span text:style-name="T1">2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89cm" svg:height="11.957cm" svg:x="10.076cm" svg:y="6.936cm">
          <text:p text:style-name="P1"><text:span text:style-name="T1">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1.646cm" svg:y="6.909cm">
          <text:p text:style-name="P1"><text:span text:style-name="T1">2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8.506cm" svg:y="6.966cm">
          <text:p text:style-name="P1"><text:span text:style-name="T1">2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3.286cm" svg:y="6.909cm">
          <text:p text:style-name="P1"><text:span text:style-name="T1">2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8cm" svg:height="0.847cm" svg:x="0.637cm" svg:y="3.157cm">
          <text:p text:style-name="P3"><text:span text:style-name="T2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5.478cm">
          <text:p text:style-name="P3"><text:span text:style-name="T2">2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4.331cm">
          <text:p text:style-name="P3"><text:span text:style-name="T2">3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0.629cm" svg:y="1.704cm">
          <text:p text:style-name="P5"><text:span text:style-name="T3">4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2.225cm" svg:y="3.175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5.496cm">
          <text:p text:style-name="P3"><text:span text:style-name="T2">2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4.349cm">
          <text:p text:style-name="P3"><text:span text:style-name="T2">3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2.2cm" svg:y="1.724cm">
          <text:p text:style-name="P5"><text:span text:style-name="T3">4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3.83cm" svg:y="3.192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5.513cm">
          <text:p text:style-name="P3"><text:span text:style-name="T2">2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4.366cm">
          <text:p text:style-name="P3"><text:span text:style-name="T2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08cm" svg:height="1.202cm" svg:x="3.806cm" svg:y="1.723cm">
          <text:p text:style-name="P5"><text:span text:style-name="T3">4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5.47cm" svg:y="3.192cm">
          <text:p text:style-name="P3"><text:span text:style-name="T2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5.513cm">
          <text:p text:style-name="P3"><text:span text:style-name="T2">2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4.366cm">
          <text:p text:style-name="P3"><text:span text:style-name="T2">3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5.489cm" svg:y="1.762cm">
          <text:p text:style-name="P5"><text:span text:style-name="T3">4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7.022cm" svg:y="3.21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5.531cm">
          <text:p text:style-name="P3"><text:span text:style-name="T2">2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4.384cm">
          <text:p text:style-name="P3"><text:span text:style-name="T2">3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6.984cm" svg:y="1.744cm">
          <text:p text:style-name="P5"><text:span text:style-name="T3">4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8.61cm" svg:y="3.192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5.513cm">
          <text:p text:style-name="P3"><text:span text:style-name="T2">2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4.366cm">
          <text:p text:style-name="P3"><text:span text:style-name="T2">3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8.592cm" svg:y="1.743cm">
          <text:p text:style-name="P5"><text:span text:style-name="T3">4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0.145cm" svg:y="3.193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5.514cm">
          <text:p text:style-name="P3"><text:span text:style-name="T2">2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4.367cm">
          <text:p text:style-name="P3"><text:span text:style-name="T2">3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0.126cm" svg:y="1.744cm">
          <text:p text:style-name="P5"><text:span text:style-name="T3">4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1.767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5.531cm">
          <text:p text:style-name="P3"><text:span text:style-name="T2">2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4.384cm">
          <text:p text:style-name="P3"><text:span text:style-name="T2">3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1.77cm" svg:y="1.763cm">
          <text:p text:style-name="P5"><text:span text:style-name="T3">4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0.638cm" svg:y="3.157cm">
          <text:p text:style-name="P3"><text:span text:style-name="T2">4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26cm" svg:y="3.175cm">
          <text:p text:style-name="P3"><text:span text:style-name="T2">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831cm" svg:y="3.192cm">
          <text:p text:style-name="P3"><text:span text:style-name="T2">4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71cm" svg:y="3.192cm">
          <text:p text:style-name="P3"><text:span text:style-name="T2">4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23cm" svg:y="3.21cm">
          <text:p text:style-name="P3"><text:span text:style-name="T2">4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611cm" svg:y="3.192cm">
          <text:p text:style-name="P3"><text:span text:style-name="T2">4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46cm" svg:y="3.193cm">
          <text:p text:style-name="P3"><text:span text:style-name="T2">4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8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3cm" svg:y="19.433cm">
          <text:p text:style-name="P3"><text:span text:style-name="T2">11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5cm" svg:y="19.393cm">
          <text:p text:style-name="P3"><text:span text:style-name="T2">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77cm" svg:y="19.39cm">
          <text:p text:style-name="P3"><text:span text:style-name="T2">1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17cm" svg:y="19.41cm">
          <text:p text:style-name="P3"><text:span text:style-name="T2">11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09cm" svg:y="19.389cm">
          <text:p text:style-name="P3"><text:span text:style-name="T2">1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6cm" svg:y="19.371cm">
          <text:p text:style-name="P3"><text:span text:style-name="T2">1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11cm" svg:y="19.371cm">
          <text:p text:style-name="P3"><text:span text:style-name="T2">1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4cm" svg:y="19.388cm">
          <text:p text:style-name="P3"><text:span text:style-name="T2">1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3.455cm" svg:y="19.388cm">
          <text:p text:style-name="P3"><text:span text:style-name="T2">118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527cm" svg:height="0.47cm" svg:x="12.794cm" svg:y="8.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8" draw:layer="layout" svg:width="1.428cm" svg:height="3.234cm" svg:x="13.267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72cm" svg:y="17.917cm">
          <text:p text:style-name="P3">22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9cm" svg:y="3.21cm">
          <text:p text:style-name="P3"><text:span text:style-name="T2">4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7cm" svg:y="17.912cm">
          <text:p text:style-name="P3">2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37cm" svg:y="16.445cm">
          <text:p text:style-name="P3">3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49cm" svg:y="16.474cm">
          <text:p text:style-name="P3">3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2cm" svg:y="15.018cm">
          <text:p text:style-name="P3">4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15cm" svg:y="15.033cm">
          <text:p text:style-name="P3">4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18cm" svg:height="0.847cm" svg:x="17.98cm" svg:y="19.378cm">
          <text:p text:style-name="P3">B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18cm" svg:height="0.847cm" svg:x="16.007cm" svg:y="19.393cm">
          <text:p text:style-name="P3">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8.042cm" svg:y="1.804cm">
          <text:p text:style-name="P5"><text:span text:style-name="T4">X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6.004cm" svg:y="1.825cm">
          <text:p text:style-name="P5"><text:span text:style-name="T4">X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65cm" svg:y="4.294cm">
          <text:p text:style-name="P5"><text:span text:style-name="T4">X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4.295cm">
          <text:p text:style-name="P5"><text:span text:style-name="T4">X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4cm" svg:y="6.902cm">
          <text:p text:style-name="P5"><text:span text:style-name="T4">X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6.942cm">
          <text:p text:style-name="P5"><text:span text:style-name="T4">X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5cm" svg:y="9.059cm">
          <text:p text:style-name="P5"><text:span text:style-name="T4">X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7.945cm" svg:y="9.021cm">
          <text:p text:style-name="P5"><text:span text:style-name="T4">X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04T01:03:45.823000000</dc:date>
    <meta:editing-duration>PT4H53M21S</meta:editing-duration>
    <meta:editing-cycles>12</meta:editing-cycles>
    <meta:generator>LibreOffice/7.5.1.2$Windows_X86_64 LibreOffice_project/fcbaee479e84c6cd81291587d2ee68cba099e129</meta:generator>
    <meta:document-statistic meta:object-count="15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